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2" style:family="table-cell" style:parent-style-name="Default">
      <style:table-cell-properties fo:border-bottom="none" fo:border-left="0.088cm solid #000000" fo:border-right="0.088cm solid #000000" fo:border-top="none"/>
    </style:style>
    <style:style style:name="ce3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5" style:family="table-cell" style:parent-style-name="Default">
      <style:table-cell-properties fo:border-bottom="0.088cm solid #000000" fo:border-left="0.088cm solid #000000" fo:border-right="none" fo:border-top="none"/>
    </style:style>
    <style:style style:name="ce6" style:family="table-cell" style:parent-style-name="Default">
      <style:table-cell-properties fo:border-bottom="none" fo:border-left="0.088cm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88cm solid #000000"/>
    </style:style>
    <style:style style:name="ce8" style:family="table-cell" style:parent-style-name="Default">
      <style:table-cell-properties fo:border-bottom="0.088cm solid #000000" fo:border-left="none" fo:border-right="none" fo:border-top="none"/>
    </style:style>
    <style:style style:name="ce9" style:family="table-cell" style:parent-style-name="Default"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018cm solid #000000" fo:border-right="0.088cm solid #000000" fo:border-top="0.088cm solid #000000"/>
      <style:paragraph-properties fo:text-align="center" fo:margin-left="0cm"/>
    </style:style>
    <style:style style:name="ce11" style:family="table-cell" style:parent-style-name="Default">
      <style:table-cell-properties fo:border-bottom="0.088cm solid #000000" fo:border-left="0.018cm solid #000000" fo:border-right="none" fo:border-top="none"/>
    </style:style>
    <style:style style:name="ce12" style:family="table-cell" style:parent-style-name="Default">
      <style:table-cell-properties fo:border-bottom="none" fo:border-left="0.018cm solid #000000" fo:border-right="none" fo:border-top="none"/>
    </style:style>
    <style:style style:name="ce13" style:family="table-cell" style:parent-style-name="Default">
      <style:table-cell-properties fo:border-bottom="none" fo:border-left="none" fo:border-right="0.088cm solid #000000" fo:border-top="0.088cm solid #000000"/>
    </style:style>
    <style:style style:name="ce14" style:family="table-cell" style:parent-style-name="Default">
      <style:table-cell-properties fo:border-bottom="0.088cm solid #000000" fo:border-left="none" fo:border-right="0.088cm solid #000000" fo:border-top="none"/>
    </style:style>
    <style:style style:name="ce15" style:family="table-cell" style:parent-style-name="Default">
      <style:table-cell-properties fo:border-bottom="none" fo:border-left="none" fo:border-right="0.088cm solid #000000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shapes>
          <draw:frame draw:z-index="0" draw:style-name="gr1" svg:width="16.213cm" svg:height="9.632cm" svg:x="0.336cm" svg:y="9.518cm">
            <draw:object draw:notify-on-update-of-ranges="Feuille1.G2:Feuille1.K2 Feuille1.B1:Feuille1.B1 Feuille1.B3:Feuille1.F3 Feuille1.G1:Feuille1.G1 Feuille1.G3:Feuille1.K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ce4" office:value-type="string" table:number-columns-spanned="5" table:number-rows-spanned="1">
            <text:p>Liste</text:p>
          </table:table-cell>
          <table:covered-table-cell table:number-columns-repeated="4" table:style-name="ce7"/>
          <table:table-cell table:style-name="ce10" office:value-type="string" table:number-columns-spanned="5" table:number-rows-spanned="1">
            <text:p>Matrice</text:p>
          </table:table-cell>
          <table:covered-table-cell table:number-columns-repeated="3" table:style-name="ce7"/>
          <table:covered-table-cell table:style-name="ce13"/>
          <table:table-cell table:number-columns-repeated="2"/>
        </table:table-row>
        <table:table-row table:style-name="ro1">
          <table:table-cell/>
          <table:table-cell table:style-name="ce5" office:value-type="float" office:value="100">
            <text:p>1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2000">
            <text:p>2000</text:p>
          </table:table-cell>
          <table:table-cell table:style-name="ce11" office:value-type="float" office:value="100">
            <text:p>1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500">
            <text:p>1500</text:p>
          </table:table-cell>
          <table:table-cell table:style-name="ce14"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réation des nœuds</text:p>
          </table:table-cell>
          <table:table-cell table:style-name="ce6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12"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181">
            <text:p>181</text:p>
          </table:table-cell>
          <table:table-cell office:value-type="float" office:value="774">
            <text:p>774</text:p>
          </table:table-cell>
          <table:table-cell table:style-name="ce15" office:value-type="float" office:value="1474">
            <text:p>1474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Création des arcs</text:p>
          </table:table-cell>
          <table:table-cell table:style-name="ce6" office:value-type="float" office:value="46">
            <text:p>46</text:p>
          </table:table-cell>
          <table:table-cell office:value-type="float" office:value="235">
            <text:p>235</text:p>
          </table:table-cell>
          <table:table-cell office:value-type="float" office:value="1481">
            <text:p>1481</text:p>
          </table:table-cell>
          <table:table-cell office:value-type="float" office:value="4944">
            <text:p>4944</text:p>
          </table:table-cell>
          <table:table-cell office:value-type="float" office:value="11303">
            <text:p>11303</text:p>
          </table:table-cell>
          <table:table-cell table:style-name="ce12"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28">
            <text:p>128</text:p>
          </table:table-cell>
          <table:table-cell office:value-type="float" office:value="194">
            <text:p>194</text:p>
          </table:table-cell>
          <table:table-cell table:style-name="ce15" office:value-type="float" office:value="234">
            <text:p>234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Liste des nœuds</text:p>
          </table:table-cell>
          <table:table-cell table:style-name="ce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Liste des arcs</text:p>
          </table:table-cell>
          <table:table-cell table:style-name="ce6"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120">
            <text:p>120</text:p>
          </table:table-cell>
          <table:table-cell office:value-type="float" office:value="620">
            <text:p>620</text:p>
          </table:table-cell>
          <table:table-cell table:style-name="ce12"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float" office:value="223">
            <text:p>223</text:p>
          </table:table-cell>
          <table:table-cell table:style-name="ce15" office:value-type="float" office:value="2476">
            <text:p>2476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Acyclicité</text:p>
          </table:table-cell>
          <table:table-cell table:style-name="ce6" office:value-type="float" office:value="73">
            <text:p>73</text:p>
          </table:table-cell>
          <table:table-cell office:value-type="float" office:value="2446">
            <text:p>2446</text:p>
          </table:table-cell>
          <table:table-cell office:value-type="float" office:value="18434">
            <text:p>18434</text:p>
          </table:table-cell>
          <table:table-cell table:style-name="ce9" office:value-type="float" office:value="67283">
            <text:p>67283</text:p>
          </table:table-cell>
          <table:table-cell office:value-type="float" office:value="151267">
            <text:p>151267</text:p>
          </table:table-cell>
          <table:table-cell table:style-name="ce12" office:value-type="float" office:value="82">
            <text:p>82</text:p>
          </table:table-cell>
          <table:table-cell office:value-type="float" office:value="2531">
            <text:p>2531</text:p>
          </table:table-cell>
          <table:table-cell office:value-type="float" office:value="19594">
            <text:p>19594</text:p>
          </table:table-cell>
          <table:table-cell office:value-type="float" office:value="67823">
            <text:p>67823</text:p>
          </table:table-cell>
          <table:table-cell table:style-name="ce15" office:value-type="float" office:value="160414">
            <text:p>160414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Simplicité</text:p>
          </table:table-cell>
          <table:table-cell table:style-name="ce6"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152">
            <text:p>152</text:p>
          </table:table-cell>
          <table:table-cell office:value-type="float" office:value="438">
            <text:p>438</text:p>
          </table:table-cell>
          <table:table-cell office:value-type="float" office:value="3872">
            <text:p>3872</text:p>
          </table:table-cell>
          <table:table-cell table:style-name="ce12"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171">
            <text:p>171</text:p>
          </table:table-cell>
          <table:table-cell office:value-type="float" office:value="1912">
            <text:p>1912</text:p>
          </table:table-cell>
          <table:table-cell table:style-name="ce15" office:value-type="float" office:value="10397">
            <text:p>10397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Connexité</text:p>
          </table:table-cell>
          <table:table-cell table:style-name="ce6"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90">
            <text:p>190</text:p>
          </table:table-cell>
          <table:table-cell office:value-type="float" office:value="387">
            <text:p>387</text:p>
          </table:table-cell>
          <table:table-cell office:value-type="float" office:value="835">
            <text:p>835</text:p>
          </table:table-cell>
          <table:table-cell table:style-name="ce12"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float" office:value="217">
            <text:p>217</text:p>
          </table:table-cell>
          <table:table-cell office:value-type="float" office:value="403">
            <text:p>403</text:p>
          </table:table-cell>
          <table:table-cell table:style-name="ce15" office:value-type="float" office:value="2882">
            <text:p>2882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Successeurs</text:p>
          </table:table-cell>
          <table:table-cell table:style-name="ce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Prédécesseur</text:p>
          </table:table-cell>
          <table:table-cell table:style-name="ce6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Liste des arcs sortants</text:p>
          </table:table-cell>
          <table:table-cell table:style-name="ce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Liste des arcs entrants</text:p>
          </table:table-cell>
          <table:table-cell table:style-name="ce6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DFS</text:p>
          </table:table-cell>
          <table:table-cell table:style-name="ce6"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137">
            <text:p>137</text:p>
          </table:table-cell>
          <table:table-cell office:value-type="float" office:value="435">
            <text:p>435</text:p>
          </table:table-cell>
          <table:table-cell table:style-name="ce12"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137">
            <text:p>137</text:p>
          </table:table-cell>
          <table:table-cell table:style-name="ce15" office:value-type="float" office:value="458">
            <text:p>458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BFS</text:p>
          </table:table-cell>
          <table:table-cell table:style-name="ce6"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119">
            <text:p>119</text:p>
          </table:table-cell>
          <table:table-cell office:value-type="float" office:value="138">
            <text:p>138</text:p>
          </table:table-cell>
          <table:table-cell office:value-type="float" office:value="1940">
            <text:p>1940</text:p>
          </table:table-cell>
          <table:table-cell table:style-name="ce12"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128">
            <text:p>128</text:p>
          </table:table-cell>
          <table:table-cell office:value-type="float" office:value="168">
            <text:p>168</text:p>
          </table:table-cell>
          <table:table-cell table:style-name="ce15" office:value-type="float" office:value="307">
            <text:p>307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Suppression des arcs</text:p>
          </table:table-cell>
          <table:table-cell table:style-name="ce6" office:value-type="float" office:value="33">
            <text:p>33</text:p>
          </table:table-cell>
          <table:table-cell office:value-type="float" office:value="192">
            <text:p>192</text:p>
          </table:table-cell>
          <table:table-cell office:value-type="float" office:value="1119">
            <text:p>1119</text:p>
          </table:table-cell>
          <table:table-cell office:value-type="float" office:value="3756">
            <text:p>3756</text:p>
          </table:table-cell>
          <table:table-cell office:value-type="float" office:value="9583">
            <text:p>9583</text:p>
          </table:table-cell>
          <table:table-cell table:style-name="ce1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table:style-name="ce15" office:value-type="float" office:value="151">
            <text:p>151</text:p>
          </table:table-cell>
          <table:table-cell table:style-name="ce16" table:number-columns-repeated="2"/>
        </table:table-row>
        <table:table-row table:style-name="ro1">
          <table:table-cell table:style-name="ce3" office:value-type="string">
            <text:p>Suppression des nœuds</text:p>
          </table:table-cell>
          <table:table-cell table:style-name="ce5" office:value-type="float" office:value="58">
            <text:p>58</text:p>
          </table:table-cell>
          <table:table-cell table:style-name="ce8" office:value-type="float" office:value="1243">
            <text:p>1243</text:p>
          </table:table-cell>
          <table:table-cell table:style-name="ce8" office:value-type="float" office:value="7737">
            <text:p>7737</text:p>
          </table:table-cell>
          <table:table-cell table:style-name="ce8" office:value-type="float" office:value="24674">
            <text:p>24674</text:p>
          </table:table-cell>
          <table:table-cell table:style-name="ce8" office:value-type="float" office:value="60565">
            <text:p>60565</text:p>
          </table:table-cell>
          <table:table-cell table:style-name="ce11" office:value-type="float" office:value="6">
            <text:p>6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532">
            <text:p>532</text:p>
          </table:table-cell>
          <table:table-cell table:style-name="ce8" office:value-type="float" office:value="2138">
            <text:p>2138</text:p>
          </table:table-cell>
          <table:table-cell table:style-name="ce14" office:value-type="float" office:value="5214">
            <text:p>5214</text:p>
          </table:table-cell>
          <table:table-cell table:style-name="ce16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>
            <draw:frame table:end-cell-address="Feuille1.M43" table:end-x="1.721cm" table:end-y="0.203cm" draw:z-index="7" draw:style-name="gr1" svg:width="17.106cm" svg:height="9.632cm" svg:x="2.194cm" svg:y="0.018cm">
              <draw:object draw:notify-on-update-of-ranges="Feuille1.G2:Feuille1.K2 Feuille1.B1:Feuille1.B1 Feuille1.B4:Feuille1.F4 Feuille1.G1:Feuille1.G1 Feuille1.G4:Feuille1.K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>
            <draw:frame table:end-cell-address="Feuille1.F65" table:end-x="2.072cm" table:end-y="0.09cm" draw:z-index="1" draw:style-name="gr1" svg:width="16.214cm" svg:height="9.631cm" svg:x="0cm" svg:y="0.356cm">
              <draw:object draw:notify-on-update-of-ranges="Feuille1.G2:Feuille1.K2 Feuille1.B1:Feuille1.B1 Feuille1.B7:Feuille1.F7 Feuille1.G1:Feuille1.G1 Feuille1.G7:Feuille1.K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>
            <draw:frame table:end-cell-address="Feuille1.M65" table:end-x="1.845cm" table:end-y="0.15cm" draw:z-index="8" draw:style-name="gr1" svg:width="17.104cm" svg:height="9.63cm" svg:x="2.32cm" svg:y="0.417cm">
              <draw:object draw:notify-on-update-of-ranges="Feuille1.G2:Feuille1.K2 Feuille1.B1:Feuille1.B1 Feuille1.B6:Feuille1.F6 Feuille1.G1:Feuille1.G1 Feuille1.G6:Feuille1.K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2">
          <table:table-cell table:number-columns-repeated="13"/>
        </table:table-row>
        <table:table-row table:style-name="ro1">
          <table:table-cell>
            <draw:frame table:end-cell-address="Feuille1.F87" table:end-x="2.072cm" table:end-y="0.449cm" draw:z-index="2" draw:style-name="gr1" svg:width="16.214cm" svg:height="9.63cm" svg:x="0cm" svg:y="0.266cm">
              <draw:object draw:notify-on-update-of-ranges="Feuille1.G2:Feuille1.K2 Feuille1.B1:Feuille1.B1 Feuille1.B9:Feuille1.F9 Feuille1.G1:Feuille1.G1 Feuille1.G9:Feuille1.K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  <table:table-cell>
            <draw:frame table:end-cell-address="Feuille1.M88" table:end-x="1.505cm" table:end-y="0.044cm" draw:z-index="9" draw:style-name="gr1" svg:width="17.104cm" svg:height="9.63cm" svg:x="1.98cm" svg:y="0.311cm">
              <draw:object draw:notify-on-update-of-ranges="Feuille1.G2:Feuille1.K2 Feuille1.B1:Feuille1.B1 Feuille1.B8:Feuille1.F8 Feuille1.G1:Feuille1.G1 Feuille1.G8:Feuille1.K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>
            <draw:frame table:end-cell-address="Feuille1.F108" table:end-x="2.072cm" table:end-y="0.449cm" draw:z-index="3" draw:style-name="gr1" svg:width="16.214cm" svg:height="9.63cm" svg:x="0cm" svg:y="0.266cm">
              <draw:object draw:notify-on-update-of-ranges="Feuille1.G2:Feuille1.K2 Feuille1.B1:Feuille1.B1 Feuille1.B11:Feuille1.F11 Feuille1.G1:Feuille1.G1 Feuille1.G11:Feuille1.K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table:number-columns-repeated="5"/>
          <table:table-cell>
            <draw:frame table:end-cell-address="Feuille1.M109" table:end-x="1.395cm" table:end-y="0.355cm" draw:z-index="10" draw:style-name="gr1" svg:width="17.104cm" svg:height="9.632cm" svg:x="1.87cm" svg:y="0.17cm">
              <draw:object draw:notify-on-update-of-ranges="Feuille1.G2:Feuille1.K2 Feuille1.B1:Feuille1.B1 Feuille1.B14:Feuille1.F14 Feuille1.G1:Feuille1.G1 Feuille1.G14:Feuille1.K1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>
            <draw:frame table:end-cell-address="Feuille1.F130" table:end-x="2.072cm" table:end-y="0.268cm" draw:z-index="4" draw:style-name="gr1" svg:width="16.214cm" svg:height="9.63cm" svg:x="0cm" svg:y="0.086cm">
              <draw:object draw:notify-on-update-of-ranges="Feuille1.G2:Feuille1.K2 Feuille1.B1:Feuille1.B1 Feuille1.B13:Feuille1.F13 Feuille1.G1:Feuille1.G1 Feuille1.G13:Feuille1.K13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table:number-columns-repeated="5"/>
          <table:table-cell>
            <draw:frame table:end-cell-address="Feuille1.M131" table:end-x="1.452cm" table:end-y="0.241cm" draw:z-index="11" draw:style-name="gr1" svg:width="17.104cm" svg:height="9.632cm" svg:x="1.927cm" svg:y="0.056cm">
              <draw:object draw:notify-on-update-of-ranges="Feuille1.G2:Feuille1.K2 Feuille1.B1:Feuille1.B1 Feuille1.B16:Feuille1.F16 Feuille1.G1:Feuille1.G1 Feuille1.G16:Feuille1.K16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>
            <draw:frame table:end-cell-address="Feuille1.F152" table:end-x="2.072cm" table:end-y="0.15cm" draw:z-index="5" draw:style-name="gr1" svg:width="16.214cm" svg:height="9.63cm" svg:x="0cm" svg:y="0.417cm">
              <draw:object draw:notify-on-update-of-ranges="Feuille1.G2:Feuille1.K2 Feuille1.B1:Feuille1.B1 Feuille1.B15:Feuille1.F15 Feuille1.G1:Feuille1.G1 Feuille1.G15:Feuille1.K1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4"/>
          <table:table-cell>
            <draw:frame table:end-cell-address="Feuille1.M152" table:end-x="0.728cm" table:end-y="0.159cm" draw:z-index="6" draw:style-name="gr1" svg:width="16.214cm" svg:height="9.633cm" svg:x="2.093cm" svg:y="0.423cm">
              <draw:object draw:notify-on-update-of-ranges="Feuille1.G2:Feuille1.K2 Feuille1.B1:Feuille1.B1 Feuille1.B17:Feuille1.F17 Feuille1.G1:Feuille1.G1 Feuille1.G17:Feuille1.K1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7"/>
        </table:table-row>
      </table:table>
      <table:table table:name="Feuille2" table:style-name="ta1" table:print="false">
        <table:table-column table:style-name="co7" table:default-cell-style-name="ce2"/>
        <table:table-column table:style-name="co6" table:default-cell-style-name="ce6"/>
        <table:table-column table:style-name="co6" table:number-columns-repeated="3" table:default-cell-style-name="Default"/>
        <table:table-column table:style-name="co6" table:default-cell-style-name="ce15"/>
        <table:table-column table:style-name="co6" table:number-columns-repeated="5" table:default-cell-style-name="Default"/>
        <table:table-row table:style-name="ro1">
          <table:table-cell table:style-name="Default"/>
          <table:table-cell table:style-name="ce17" office:value-type="string" table:number-columns-spanned="5" table:number-rows-spanned="1">
            <text:p>Liste</text:p>
          </table:table-cell>
          <table:covered-table-cell table:number-columns-repeated="3" table:style-name="ce7"/>
          <table:covered-table-cell table:style-name="ce13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Default"/>
          <table:table-cell table:style-name="ce5" office:value-type="float" office:value="100">
            <text:p>1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500">
            <text:p>1500</text:p>
          </table:table-cell>
          <table:table-cell table:style-name="ce14" office:value-type="float" office:value="2000">
            <text:p>200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réation des nœuds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Création des arcs</text:p>
          </table:table-cell>
          <table:table-cell office:value-type="float" office:value="46">
            <text:p>46</text:p>
          </table:table-cell>
          <table:table-cell office:value-type="float" office:value="235">
            <text:p>235</text:p>
          </table:table-cell>
          <table:table-cell office:value-type="float" office:value="1481">
            <text:p>1481</text:p>
          </table:table-cell>
          <table:table-cell office:value-type="float" office:value="4944">
            <text:p>4944</text:p>
          </table:table-cell>
          <table:table-cell office:value-type="float" office:value="11303">
            <text:p>11303</text:p>
          </table:table-cell>
          <table:table-cell table:number-columns-repeated="5"/>
        </table:table-row>
        <table:table-row table:style-name="ro1">
          <table:table-cell office:value-type="string">
            <text:p>Liste des nœud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Liste des arcs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120">
            <text:p>120</text:p>
          </table:table-cell>
          <table:table-cell office:value-type="float" office:value="620">
            <text:p>620</text:p>
          </table:table-cell>
          <table:table-cell table:number-columns-repeated="5"/>
        </table:table-row>
        <table:table-row table:style-name="ro1">
          <table:table-cell office:value-type="string">
            <text:p>Acyclicité</text:p>
          </table:table-cell>
          <table:table-cell office:value-type="float" office:value="73">
            <text:p>73</text:p>
          </table:table-cell>
          <table:table-cell office:value-type="float" office:value="2446">
            <text:p>2446</text:p>
          </table:table-cell>
          <table:table-cell office:value-type="float" office:value="18434">
            <text:p>18434</text:p>
          </table:table-cell>
          <table:table-cell table:style-name="ce9" office:value-type="float" office:value="67283">
            <text:p>67283</text:p>
          </table:table-cell>
          <table:table-cell office:value-type="float" office:value="151267">
            <text:p>151267</text:p>
          </table:table-cell>
          <table:table-cell table:number-columns-repeated="5"/>
        </table:table-row>
        <table:table-row table:style-name="ro1">
          <table:table-cell office:value-type="string">
            <text:p>Simplicité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152">
            <text:p>152</text:p>
          </table:table-cell>
          <table:table-cell office:value-type="float" office:value="438">
            <text:p>438</text:p>
          </table:table-cell>
          <table:table-cell office:value-type="float" office:value="3872">
            <text:p>3872</text:p>
          </table:table-cell>
          <table:table-cell table:number-columns-repeated="5"/>
        </table:table-row>
        <table:table-row table:style-name="ro1">
          <table:table-cell office:value-type="string">
            <text:p>Connexité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90">
            <text:p>190</text:p>
          </table:table-cell>
          <table:table-cell office:value-type="float" office:value="387">
            <text:p>387</text:p>
          </table:table-cell>
          <table:table-cell office:value-type="float" office:value="835">
            <text:p>835</text:p>
          </table:table-cell>
          <table:table-cell table:number-columns-repeated="5"/>
        </table:table-row>
        <table:table-row table:style-name="ro1">
          <table:table-cell office:value-type="string">
            <text:p>Successeurs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édécesseur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string">
            <text:p>Liste des arcs sortant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Liste des arcs entrants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string">
            <text:p>DFS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137">
            <text:p>137</text:p>
          </table:table-cell>
          <table:table-cell office:value-type="float" office:value="435">
            <text:p>435</text:p>
          </table:table-cell>
          <table:table-cell table:number-columns-repeated="5"/>
        </table:table-row>
        <table:table-row table:style-name="ro1">
          <table:table-cell office:value-type="string">
            <text:p>BFS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119">
            <text:p>119</text:p>
          </table:table-cell>
          <table:table-cell office:value-type="float" office:value="138">
            <text:p>138</text:p>
          </table:table-cell>
          <table:table-cell office:value-type="float" office:value="1940">
            <text:p>1940</text:p>
          </table:table-cell>
          <table:table-cell table:number-columns-repeated="5"/>
        </table:table-row>
        <table:table-row table:style-name="ro1">
          <table:table-cell office:value-type="string">
            <text:p>Suppression des arcs</text:p>
          </table:table-cell>
          <table:table-cell office:value-type="float" office:value="33">
            <text:p>33</text:p>
          </table:table-cell>
          <table:table-cell office:value-type="float" office:value="192">
            <text:p>192</text:p>
          </table:table-cell>
          <table:table-cell office:value-type="float" office:value="1119">
            <text:p>1119</text:p>
          </table:table-cell>
          <table:table-cell office:value-type="float" office:value="3756">
            <text:p>3756</text:p>
          </table:table-cell>
          <table:table-cell office:value-type="float" office:value="9583">
            <text:p>958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uppression des nœuds</text:p>
          </table:table-cell>
          <table:table-cell table:style-name="ce5" office:value-type="float" office:value="58">
            <text:p>58</text:p>
          </table:table-cell>
          <table:table-cell table:style-name="ce8" office:value-type="float" office:value="1243">
            <text:p>1243</text:p>
          </table:table-cell>
          <table:table-cell table:style-name="ce8" office:value-type="float" office:value="7737">
            <text:p>7737</text:p>
          </table:table-cell>
          <table:table-cell table:style-name="ce8" office:value-type="float" office:value="24674">
            <text:p>24674</text:p>
          </table:table-cell>
          <table:table-cell table:style-name="ce14" office:value-type="float" office:value="60565">
            <text:p>6056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7" office:value-type="string" table:number-columns-spanned="5" table:number-rows-spanned="1">
            <text:p>Matrice</text:p>
          </table:table-cell>
          <table:covered-table-cell table:number-columns-repeated="3" table:style-name="ce7"/>
          <table:covered-table-cell table:style-name="ce13"/>
          <table:table-cell table:number-columns-repeated="5"/>
        </table:table-row>
        <table:table-row table:style-name="ro1">
          <table:table-cell table:style-name="Default"/>
          <table:table-cell table:style-name="ce5" office:value-type="float" office:value="100">
            <text:p>1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500">
            <text:p>1500</text:p>
          </table:table-cell>
          <table:table-cell table:style-name="ce14" office:value-type="float" office:value="2000">
            <text:p>200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réation des nœuds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181">
            <text:p>181</text:p>
          </table:table-cell>
          <table:table-cell office:value-type="float" office:value="774">
            <text:p>774</text:p>
          </table:table-cell>
          <table:table-cell office:value-type="float" office:value="1474">
            <text:p>1474</text:p>
          </table:table-cell>
          <table:table-cell table:number-columns-repeated="5"/>
        </table:table-row>
        <table:table-row table:style-name="ro1">
          <table:table-cell office:value-type="string">
            <text:p>Création des arcs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28">
            <text:p>128</text:p>
          </table:table-cell>
          <table:table-cell office:value-type="float" office:value="194">
            <text:p>194</text:p>
          </table:table-cell>
          <table:table-cell office:value-type="float" office:value="234">
            <text:p>234</text:p>
          </table:table-cell>
          <table:table-cell table:number-columns-repeated="5"/>
        </table:table-row>
        <table:table-row table:style-name="ro1">
          <table:table-cell office:value-type="string">
            <text:p>Liste des nœuds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Liste des arcs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float" office:value="223">
            <text:p>223</text:p>
          </table:table-cell>
          <table:table-cell office:value-type="float" office:value="2476">
            <text:p>2476</text:p>
          </table:table-cell>
          <table:table-cell table:number-columns-repeated="5"/>
        </table:table-row>
        <table:table-row table:style-name="ro1">
          <table:table-cell office:value-type="string">
            <text:p>Acyclicité</text:p>
          </table:table-cell>
          <table:table-cell office:value-type="float" office:value="82">
            <text:p>82</text:p>
          </table:table-cell>
          <table:table-cell office:value-type="float" office:value="2531">
            <text:p>2531</text:p>
          </table:table-cell>
          <table:table-cell office:value-type="float" office:value="19594">
            <text:p>19594</text:p>
          </table:table-cell>
          <table:table-cell office:value-type="float" office:value="67823">
            <text:p>67823</text:p>
          </table:table-cell>
          <table:table-cell office:value-type="float" office:value="160414">
            <text:p>160414</text:p>
          </table:table-cell>
          <table:table-cell table:number-columns-repeated="5"/>
        </table:table-row>
        <table:table-row table:style-name="ro1">
          <table:table-cell office:value-type="string">
            <text:p>Simplicité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171">
            <text:p>171</text:p>
          </table:table-cell>
          <table:table-cell office:value-type="float" office:value="1912">
            <text:p>1912</text:p>
          </table:table-cell>
          <table:table-cell office:value-type="float" office:value="10397">
            <text:p>10397</text:p>
          </table:table-cell>
          <table:table-cell table:number-columns-repeated="5"/>
        </table:table-row>
        <table:table-row table:style-name="ro1">
          <table:table-cell office:value-type="string">
            <text:p>Connexité</text:p>
          </table:table-cell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float" office:value="217">
            <text:p>217</text:p>
          </table:table-cell>
          <table:table-cell office:value-type="float" office:value="403">
            <text:p>403</text:p>
          </table:table-cell>
          <table:table-cell office:value-type="float" office:value="2882">
            <text:p>2882</text:p>
          </table:table-cell>
          <table:table-cell table:number-columns-repeated="5"/>
        </table:table-row>
        <table:table-row table:style-name="ro1">
          <table:table-cell office:value-type="string">
            <text:p>Successeurs</text:p>
          </table:table-cell>
          <table:table-cell table:number-columns-repeated="5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rédécesseu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Liste des arcs sor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Liste des arcs entrants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FS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137">
            <text:p>137</text:p>
          </table:table-cell>
          <table:table-cell office:value-type="float" office:value="458">
            <text:p>458</text:p>
          </table:table-cell>
          <table:table-cell table:number-columns-repeated="5"/>
        </table:table-row>
        <table:table-row table:style-name="ro1">
          <table:table-cell office:value-type="string">
            <text:p>BFS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128">
            <text:p>128</text:p>
          </table:table-cell>
          <table:table-cell office:value-type="float" office:value="168">
            <text:p>168</text:p>
          </table:table-cell>
          <table:table-cell office:value-type="float" office:value="307">
            <text:p>307</text:p>
          </table:table-cell>
          <table:table-cell table:number-columns-repeated="5"/>
        </table:table-row>
        <table:table-row table:style-name="ro1">
          <table:table-cell office:value-type="string">
            <text:p>Suppression des arcs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151">
            <text:p>15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uppression des nœuds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532">
            <text:p>532</text:p>
          </table:table-cell>
          <table:table-cell table:style-name="ce8" office:value-type="float" office:value="2138">
            <text:p>2138</text:p>
          </table:table-cell>
          <table:table-cell table:style-name="ce14" office:value-type="float" office:value="5214">
            <text:p>5214</text:p>
          </table:table-cell>
          <table:table-cell table:number-columns-repeated="5"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08/11/2011</text:date>, <text:time>23:3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RINCE</meta:initial-creator>
    <meta:creation-date>2011-11-08T17:56:00</meta:creation-date>
    <dc:date>2011-11-08T23:39:03</dc:date>
    <dc:creator>Romain </dc:creator>
    <meta:editing-duration>PT3H43M12S</meta:editing-duration>
    <meta:editing-cycles>7</meta:editing-cycles>
    <meta:generator>LibreOffice/3.3$Unix LibreOffice_project/330m19$Build-401</meta:generator>
    <meta:document-statistic meta:table-count="3" meta:cell-count="36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14cm" svg:height="9.633cm" xlink:href=".." xlink:type="simple" chart:class="chart:line" chart:style-name="ch1">
        <chart:title svg:x="5.986cm" svg:y="0.328cm" chart:style-name="ch2">
          <text:p>Création des noeuds</text:p>
        </chart:title>
        <chart:legend chart:legend-position="end" svg:x="14.267cm" svg:y="4.296cm" chart:style-name="ch3"/>
        <chart:plot-area chart:style-name="ch4" table:cell-range-address="Feuille1.G2:Feuille1.K3 Feuille1.B1:Feuille1.B1 Feuille1.B3:Feuille1.F3 Feuille1.G1:Feuille1.G1" chart:data-source-has-labels="both" svg:x="1.335cm" svg:y="1.683cm" svg:width="12.284cm" svg:height="6.777cm">
          <chartooo:coordinate-region svg:x="2.327cm" svg:y="1.882cm" svg:width="10.92cm" svg:height="5.931cm"/>
          <chart:axis chart:dimension="x" chart:name="primary-x" chart:style-name="ch5">
            <chart:title svg:x="6.851cm" svg:y="8.652cm" chart:style-name="ch6">
              <text:p>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6.081cm" chart:style-name="ch7">
              <text:p>Milisecondes</text:p>
            </chart:title>
            <chart:grid chart:style-name="ch8" chart:class="major"/>
          </chart:axis>
          <chart:series chart:style-name="ch9" chart:values-cell-range-address="Feuille1.B3:Feuille1.F3" chart:label-cell-address="Feuille1.B1:Feuille1.B1" chart:class="chart:line">
            <chart:data-point chart:repeated="5"/>
          </chart:series>
          <chart:series chart:style-name="ch10" chart:values-cell-range-address="Feuille1.G3:Feuille1.K3" chart:label-cell-address="Feuille1.G1:Feuille1.G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1500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Liste</text:p>
                <draw:g>
                  <svg:desc>Feuille1.B1:Feuille1.B1</svg:desc>
                </draw:g>
              </table:table-cell>
              <table:table-cell office:value-type="float" office:value="3">
                <text:p>3</text:p>
                <draw:g>
                  <svg:desc>Feuille1.B3:Feuille1.F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rice</text:p>
                <draw:g>
                  <svg:desc>Feuille1.G1:Feuille1.G1</svg:desc>
                </draw:g>
              </table:table-cell>
              <table:table-cell office:value-type="float" office:value="17">
                <text:p>17</text:p>
                <draw:g>
                  <svg:desc>Feuille1.G3:Feuille1.K3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181">
                <text:p>181</text:p>
              </table:table-cell>
              <table:table-cell office:value-type="float" office:value="774">
                <text:p>774</text:p>
              </table:table-cell>
              <table:table-cell office:value-type="float" office:value="1474">
                <text:p>1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15cm" svg:height="9.631cm" xlink:href=".." xlink:type="simple" chart:class="chart:line" chart:style-name="ch1">
        <chart:title svg:x="5.748cm" svg:y="0.328cm" chart:style-name="ch2">
          <text:p>Liste des arcs entrants</text:p>
        </chart:title>
        <chart:legend chart:legend-position="end" svg:x="14.268cm" svg:y="4.295cm" chart:style-name="ch3"/>
        <chart:plot-area chart:style-name="ch4" table:cell-range-address="Feuille1.G2:Feuille1.K2 Feuille1.B1:Feuille1.B1 Feuille1.B13:Feuille1.K13 Feuille1.G1:Feuille1.G1" chart:data-source-has-labels="both" svg:x="1.335cm" svg:y="1.683cm" svg:width="12.285cm" svg:height="6.775cm">
          <chartooo:coordinate-region svg:x="2.142cm" svg:y="1.882cm" svg:width="11.106cm" svg:height="5.929cm"/>
          <chart:axis chart:dimension="x" chart:name="primary-x" chart:style-name="ch5">
            <chart:title svg:x="6.851cm" svg:y="8.65cm" chart:style-name="ch6">
              <text:p>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6.08cm" chart:style-name="ch7">
              <text:p>Milisecondes</text:p>
            </chart:title>
            <chart:grid chart:style-name="ch8" chart:class="major"/>
          </chart:axis>
          <chart:series chart:style-name="ch9" chart:values-cell-range-address="Feuille1.B13:Feuille1.F13" chart:label-cell-address="Feuille1.B1:Feuille1.B1" chart:class="chart:line">
            <chart:data-point chart:repeated="5"/>
          </chart:series>
          <chart:series chart:style-name="ch10" chart:values-cell-range-address="Feuille1.G13:Feuille1.K13" chart:label-cell-address="Feuille1.G1:Feuille1.G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1500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Liste</text:p>
                <draw:g>
                  <svg:desc>Feuille1.B1:Feuille1.B1</svg:desc>
                </draw:g>
              </table:table-cell>
              <table:table-cell office:value-type="float" office:value="1">
                <text:p>1</text:p>
                <draw:g>
                  <svg:desc>Feuille1.B13:Feuille1.F13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64">
                <text:p>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Matrice</text:p>
                <draw:g>
                  <svg:desc>Feuille1.G1:Feuille1.G1</svg:desc>
                </draw:g>
              </table:table-cell>
              <table:table-cell office:value-type="float" office:value="0">
                <text:p>0</text:p>
                <draw:g>
                  <svg:desc>Feuille1.G13:Feuille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05cm" svg:height="9.633cm" xlink:href=".." xlink:type="simple" chart:class="chart:line" chart:style-name="ch1">
        <chart:title svg:x="8.032cm" svg:y="0.328cm" chart:style-name="ch2">
          <text:p>DFS</text:p>
        </chart:title>
        <chart:legend chart:legend-position="end" svg:x="15.158cm" svg:y="4.296cm" chart:style-name="ch3"/>
        <chart:plot-area chart:style-name="ch4" table:cell-range-address="Feuille1.G2:Feuille1.K2 Feuille1.B1:Feuille1.B1 Feuille1.B14:Feuille1.K14 Feuille1.G1:Feuille1.G1" chart:data-source-has-labels="both" svg:x="1.353cm" svg:y="1.683cm" svg:width="13.121cm" svg:height="6.777cm">
          <chartooo:coordinate-region svg:x="2.16cm" svg:y="1.882cm" svg:width="11.942cm" svg:height="5.931cm"/>
          <chart:axis chart:dimension="x" chart:name="primary-x" chart:style-name="ch5">
            <chart:title svg:x="7.287cm" svg:y="8.652cm" chart:style-name="ch6">
              <text:p>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6.081cm" chart:style-name="ch7">
              <text:p>Milisecondes</text:p>
            </chart:title>
            <chart:grid chart:style-name="ch8" chart:class="major"/>
          </chart:axis>
          <chart:series chart:style-name="ch9" chart:values-cell-range-address="Feuille1.B14:Feuille1.F14" chart:label-cell-address="Feuille1.B1:Feuille1.B1" chart:class="chart:line">
            <chart:data-point chart:repeated="5"/>
          </chart:series>
          <chart:series chart:style-name="ch10" chart:values-cell-range-address="Feuille1.G14:Feuille1.K14" chart:label-cell-address="Feuille1.G1:Feuille1.G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1500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Liste</text:p>
                <draw:g>
                  <svg:desc>Feuille1.B1:Feuille1.B1</svg:desc>
                </draw:g>
              </table:table-cell>
              <table:table-cell office:value-type="float" office:value="14">
                <text:p>14</text:p>
                <draw:g>
                  <svg:desc>Feuille1.B14:Feuille1.F14</svg:desc>
                </draw:g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137">
                <text:p>13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Matrice</text:p>
                <draw:g>
                  <svg:desc>Feuille1.G1:Feuille1.G1</svg:desc>
                </draw:g>
              </table:table-cell>
              <table:table-cell office:value-type="float" office:value="9">
                <text:p>9</text:p>
                <draw:g>
                  <svg:desc>Feuille1.G14:Feuille1.K14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77">
                <text:p>77</text:p>
              </table:table-cell>
              <table:table-cell office:value-type="float" office:value="137">
                <text:p>137</text:p>
              </table:table-cell>
              <table:table-cell office:value-type="float" office:value="458">
                <text:p>4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15cm" svg:height="9.631cm" xlink:href=".." xlink:type="simple" chart:class="chart:line" chart:style-name="ch1">
        <chart:title svg:x="7.6cm" svg:y="0.328cm" chart:style-name="ch2">
          <text:p>BFS</text:p>
        </chart:title>
        <chart:legend chart:legend-position="end" svg:x="14.268cm" svg:y="4.295cm" chart:style-name="ch3"/>
        <chart:plot-area chart:style-name="ch4" table:cell-range-address="Feuille1.G2:Feuille1.K2 Feuille1.B1:Feuille1.B1 Feuille1.B15:Feuille1.K15 Feuille1.G1:Feuille1.G1" chart:data-source-has-labels="both" svg:x="1.335cm" svg:y="1.683cm" svg:width="12.285cm" svg:height="6.775cm">
          <chartooo:coordinate-region svg:x="2.327cm" svg:y="1.882cm" svg:width="10.921cm" svg:height="5.929cm"/>
          <chart:axis chart:dimension="x" chart:name="primary-x" chart:style-name="ch5">
            <chart:title svg:x="6.851cm" svg:y="8.65cm" chart:style-name="ch6">
              <text:p>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6.08cm" chart:style-name="ch7">
              <text:p>Milisecondes</text:p>
            </chart:title>
            <chart:grid chart:style-name="ch8" chart:class="major"/>
          </chart:axis>
          <chart:series chart:style-name="ch9" chart:values-cell-range-address="Feuille1.B15:Feuille1.F15" chart:label-cell-address="Feuille1.B1:Feuille1.B1" chart:class="chart:line">
            <chart:data-point chart:repeated="5"/>
          </chart:series>
          <chart:series chart:style-name="ch10" chart:values-cell-range-address="Feuille1.G15:Feuille1.K15" chart:label-cell-address="Feuille1.G1:Feuille1.G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1500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Liste</text:p>
                <draw:g>
                  <svg:desc>Feuille1.B1:Feuille1.B1</svg:desc>
                </draw:g>
              </table:table-cell>
              <table:table-cell office:value-type="float" office:value="6">
                <text:p>6</text:p>
                <draw:g>
                  <svg:desc>Feuille1.B15:Feuille1.F15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138">
                <text:p>138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Matrice</text:p>
                <draw:g>
                  <svg:desc>Feuille1.G1:Feuille1.G1</svg:desc>
                </draw:g>
              </table:table-cell>
              <table:table-cell office:value-type="float" office:value="12">
                <text:p>12</text:p>
                <draw:g>
                  <svg:desc>Feuille1.G15:Feuille1.K15</svg:desc>
                </draw:g>
              </table:table-cell>
              <table:table-cell office:value-type="float" office:value="67">
                <text:p>67</text:p>
              </table:table-cell>
              <table:table-cell office:value-type="float" office:value="128">
                <text:p>128</text:p>
              </table:table-cell>
              <table:table-cell office:value-type="float" office:value="168">
                <text:p>168</text:p>
              </table:table-cell>
              <table:table-cell office:value-type="float" office:value="307">
                <text:p>30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05cm" svg:height="9.633cm" xlink:href=".." xlink:type="simple" chart:class="chart:line" chart:style-name="ch1">
        <chart:title svg:x="6.312cm" svg:y="0.328cm" chart:style-name="ch2">
          <text:p>Suppression des arcs</text:p>
        </chart:title>
        <chart:legend chart:legend-position="end" svg:x="15.158cm" svg:y="4.296cm" chart:style-name="ch3"/>
        <chart:plot-area chart:style-name="ch4" table:cell-range-address="Feuille1.G2:Feuille1.K2 Feuille1.B1:Feuille1.B1 Feuille1.B16:Feuille1.K16 Feuille1.G1:Feuille1.G1" chart:data-source-has-labels="both" svg:x="1.353cm" svg:y="1.683cm" svg:width="13.121cm" svg:height="6.777cm">
          <chartooo:coordinate-region svg:x="2.53cm" svg:y="1.882cm" svg:width="11.572cm" svg:height="5.931cm"/>
          <chart:axis chart:dimension="x" chart:name="primary-x" chart:style-name="ch5">
            <chart:title svg:x="7.287cm" svg:y="8.652cm" chart:style-name="ch6">
              <text:p>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6.081cm" chart:style-name="ch7">
              <text:p>Milisecondes</text:p>
            </chart:title>
            <chart:grid chart:style-name="ch8" chart:class="major"/>
          </chart:axis>
          <chart:series chart:style-name="ch9" chart:values-cell-range-address="Feuille1.B16:Feuille1.F16" chart:label-cell-address="Feuille1.B1:Feuille1.B1" chart:class="chart:line">
            <chart:data-point chart:repeated="5"/>
          </chart:series>
          <chart:series chart:style-name="ch10" chart:values-cell-range-address="Feuille1.G16:Feuille1.K16" chart:label-cell-address="Feuille1.G1:Feuille1.G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1500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Liste</text:p>
                <draw:g>
                  <svg:desc>Feuille1.B1:Feuille1.B1</svg:desc>
                </draw:g>
              </table:table-cell>
              <table:table-cell office:value-type="float" office:value="33">
                <text:p>33</text:p>
                <draw:g>
                  <svg:desc>Feuille1.B16:Feuille1.F16</svg:desc>
                </draw:g>
              </table:table-cell>
              <table:table-cell office:value-type="float" office:value="192">
                <text:p>192</text:p>
              </table:table-cell>
              <table:table-cell office:value-type="float" office:value="1119">
                <text:p>1119</text:p>
              </table:table-cell>
              <table:table-cell office:value-type="float" office:value="3756">
                <text:p>3756</text:p>
              </table:table-cell>
              <table:table-cell office:value-type="float" office:value="9583">
                <text:p>9583</text:p>
              </table:table-cell>
            </table:table-row>
            <table:table-row>
              <table:table-cell office:value-type="string">
                <text:p>Matrice</text:p>
                <draw:g>
                  <svg:desc>Feuille1.G1:Feuille1.G1</svg:desc>
                </draw:g>
              </table:table-cell>
              <table:table-cell office:value-type="float" office:value="3">
                <text:p>3</text:p>
                <draw:g>
                  <svg:desc>Feuille1.G16:Feuille1.K16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151">
                <text:p>15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15cm" svg:height="9.634cm" xlink:href=".." xlink:type="simple" chart:class="chart:line" chart:style-name="ch1">
        <chart:title svg:x="5.616cm" svg:y="0.328cm" chart:style-name="ch2">
          <text:p>Suppression des nœuds</text:p>
        </chart:title>
        <chart:legend chart:legend-position="end" svg:x="14.268cm" svg:y="4.297cm" chart:style-name="ch3"/>
        <chart:plot-area chart:style-name="ch4" table:cell-range-address="Feuille1.G2:Feuille1.K2 Feuille1.B1:Feuille1.B1 Feuille1.B17:Feuille1.K17 Feuille1.G1:Feuille1.G1" chart:data-source-has-labels="both" svg:x="1.335cm" svg:y="1.683cm" svg:width="12.285cm" svg:height="6.778cm">
          <chartooo:coordinate-region svg:x="2.512cm" svg:y="1.882cm" svg:width="10.736cm" svg:height="5.932cm"/>
          <chart:axis chart:dimension="x" chart:name="primary-x" chart:style-name="ch5">
            <chart:title svg:x="6.851cm" svg:y="8.653cm" chart:style-name="ch6">
              <text:p>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6.082cm" chart:style-name="ch7">
              <text:p>Milisecondes</text:p>
            </chart:title>
            <chart:grid chart:style-name="ch8" chart:class="major"/>
          </chart:axis>
          <chart:series chart:style-name="ch9" chart:values-cell-range-address="Feuille1.B17:Feuille1.F17" chart:label-cell-address="Feuille1.B1:Feuille1.B1" chart:class="chart:line">
            <chart:data-point chart:repeated="5"/>
          </chart:series>
          <chart:series chart:style-name="ch10" chart:values-cell-range-address="Feuille1.G17:Feuille1.K17" chart:label-cell-address="Feuille1.G1:Feuille1.G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1500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Liste</text:p>
                <draw:g>
                  <svg:desc>Feuille1.B1:Feuille1.B1</svg:desc>
                </draw:g>
              </table:table-cell>
              <table:table-cell office:value-type="float" office:value="58">
                <text:p>58</text:p>
                <draw:g>
                  <svg:desc>Feuille1.B17:Feuille1.F17</svg:desc>
                </draw:g>
              </table:table-cell>
              <table:table-cell office:value-type="float" office:value="1243">
                <text:p>1243</text:p>
              </table:table-cell>
              <table:table-cell office:value-type="float" office:value="7737">
                <text:p>7737</text:p>
              </table:table-cell>
              <table:table-cell office:value-type="float" office:value="24674">
                <text:p>24674</text:p>
              </table:table-cell>
              <table:table-cell office:value-type="float" office:value="60565">
                <text:p>60565</text:p>
              </table:table-cell>
            </table:table-row>
            <table:table-row>
              <table:table-cell office:value-type="string">
                <text:p>Matrice</text:p>
                <draw:g>
                  <svg:desc>Feuille1.G1:Feuille1.G1</svg:desc>
                </draw:g>
              </table:table-cell>
              <table:table-cell office:value-type="float" office:value="6">
                <text:p>6</text:p>
                <draw:g>
                  <svg:desc>Feuille1.G17:Feuille1.K1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532">
                <text:p>532</text:p>
              </table:table-cell>
              <table:table-cell office:value-type="float" office:value="2138">
                <text:p>2138</text:p>
              </table:table-cell>
              <table:table-cell office:value-type="float" office:value="5214">
                <text:p>52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07cm" svg:height="9.633cm" xlink:href=".." xlink:type="simple" chart:class="chart:line" chart:style-name="ch1">
        <chart:title svg:x="6.71cm" svg:y="0.328cm" chart:style-name="ch2">
          <text:p>Création des arcs</text:p>
        </chart:title>
        <chart:legend chart:legend-position="end" svg:x="15.16cm" svg:y="4.296cm" chart:style-name="ch3"/>
        <chart:plot-area chart:style-name="ch4" table:cell-range-address="Feuille1.G2:Feuille1.K2 Feuille1.B1:Feuille1.B1 Feuille1.B4:Feuille1.K4 Feuille1.G1:Feuille1.G1" chart:data-source-has-labels="both" svg:x="1.353cm" svg:y="1.683cm" svg:width="13.123cm" svg:height="6.777cm">
          <chartooo:coordinate-region svg:x="2.53cm" svg:y="1.882cm" svg:width="11.574cm" svg:height="5.931cm"/>
          <chart:axis chart:dimension="x" chart:name="primary-x" chart:style-name="ch5">
            <chart:title svg:x="7.288cm" svg:y="8.652cm" chart:style-name="ch6">
              <text:p>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6.081cm" chart:style-name="ch7">
              <text:p>Milisecondes</text:p>
            </chart:title>
            <chart:grid chart:style-name="ch8" chart:class="major"/>
          </chart:axis>
          <chart:series chart:style-name="ch9" chart:values-cell-range-address="Feuille1.B4:Feuille1.F4" chart:label-cell-address="Feuille1.B1:Feuille1.B1" chart:class="chart:line">
            <chart:data-point chart:repeated="5"/>
          </chart:series>
          <chart:series chart:style-name="ch10" chart:values-cell-range-address="Feuille1.G4:Feuille1.K4" chart:label-cell-address="Feuille1.G1:Feuille1.G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1500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Liste</text:p>
                <draw:g>
                  <svg:desc>Feuille1.B1:Feuille1.B1</svg:desc>
                </draw:g>
              </table:table-cell>
              <table:table-cell office:value-type="float" office:value="46">
                <text:p>46</text:p>
                <draw:g>
                  <svg:desc>Feuille1.B4:Feuille1.F4</svg:desc>
                </draw:g>
              </table:table-cell>
              <table:table-cell office:value-type="float" office:value="235">
                <text:p>235</text:p>
              </table:table-cell>
              <table:table-cell office:value-type="float" office:value="1481">
                <text:p>1481</text:p>
              </table:table-cell>
              <table:table-cell office:value-type="float" office:value="4944">
                <text:p>4944</text:p>
              </table:table-cell>
              <table:table-cell office:value-type="float" office:value="11303">
                <text:p>11303</text:p>
              </table:table-cell>
            </table:table-row>
            <table:table-row>
              <table:table-cell office:value-type="string">
                <text:p>Matrice</text:p>
                <draw:g>
                  <svg:desc>Feuille1.G1:Feuille1.G1</svg:desc>
                </draw:g>
              </table:table-cell>
              <table:table-cell office:value-type="float" office:value="9">
                <text:p>9</text:p>
                <draw:g>
                  <svg:desc>Feuille1.G4:Feuille1.K4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194">
                <text:p>194</text:p>
              </table:table-cell>
              <table:table-cell office:value-type="float" office:value="234">
                <text:p>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05cm" svg:height="9.631cm" xlink:href=".." xlink:type="simple" chart:class="chart:line" chart:style-name="ch1">
        <chart:title svg:x="7.066cm" svg:y="0.328cm" chart:style-name="ch2">
          <text:p>Liste des arcs</text:p>
        </chart:title>
        <chart:legend chart:legend-position="end" svg:x="15.158cm" svg:y="4.295cm" chart:style-name="ch3"/>
        <chart:plot-area chart:style-name="ch4" table:cell-range-address="Feuille1.G2:Feuille1.K2 Feuille1.B1:Feuille1.B1 Feuille1.B6:Feuille1.K6 Feuille1.G1:Feuille1.G1" chart:data-source-has-labels="both" svg:x="1.353cm" svg:y="1.683cm" svg:width="13.121cm" svg:height="6.775cm">
          <chartooo:coordinate-region svg:x="2.345cm" svg:y="1.882cm" svg:width="11.757cm" svg:height="5.929cm"/>
          <chart:axis chart:dimension="x" chart:name="primary-x" chart:style-name="ch5">
            <chart:title svg:x="7.287cm" svg:y="8.65cm" chart:style-name="ch6">
              <text:p>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6.08cm" chart:style-name="ch7">
              <text:p>Milisecondes</text:p>
            </chart:title>
            <chart:grid chart:style-name="ch8" chart:class="major"/>
          </chart:axis>
          <chart:series chart:style-name="ch9" chart:values-cell-range-address="Feuille1.B6:Feuille1.F6" chart:label-cell-address="Feuille1.B1:Feuille1.B1" chart:class="chart:line">
            <chart:data-point chart:repeated="5"/>
          </chart:series>
          <chart:series chart:style-name="ch10" chart:values-cell-range-address="Feuille1.G6:Feuille1.K6" chart:label-cell-address="Feuille1.G1:Feuille1.G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1500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Liste</text:p>
                <draw:g>
                  <svg:desc>Feuille1.B1:Feuille1.B1</svg:desc>
                </draw:g>
              </table:table-cell>
              <table:table-cell office:value-type="float" office:value="5">
                <text:p>5</text:p>
                <draw:g>
                  <svg:desc>Feuille1.B6:Feuille1.F6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86">
                <text:p>86</text:p>
              </table:table-cell>
              <table:table-cell office:value-type="float" office:value="120">
                <text:p>12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Matrice</text:p>
                <draw:g>
                  <svg:desc>Feuille1.G1:Feuille1.G1</svg:desc>
                </draw:g>
              </table:table-cell>
              <table:table-cell office:value-type="float" office:value="6">
                <text:p>6</text:p>
                <draw:g>
                  <svg:desc>Feuille1.G6:Feuille1.K6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102">
                <text:p>102</text:p>
              </table:table-cell>
              <table:table-cell office:value-type="float" office:value="223">
                <text:p>223</text:p>
              </table:table-cell>
              <table:table-cell office:value-type="float" office:value="2476">
                <text:p>2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15cm" svg:height="9.632cm" xlink:href=".." xlink:type="simple" chart:class="chart:line" chart:style-name="ch1">
        <chart:title svg:x="7.058cm" svg:y="0.328cm" chart:style-name="ch2">
          <text:p>Acyclicité</text:p>
        </chart:title>
        <chart:legend chart:legend-position="end" svg:x="14.268cm" svg:y="4.296cm" chart:style-name="ch3"/>
        <chart:plot-area chart:style-name="ch4" table:cell-range-address="Feuille1.G2:Feuille1.K2 Feuille1.B1:Feuille1.B1 Feuille1.B7:Feuille1.K7 Feuille1.G1:Feuille1.G1" chart:data-source-has-labels="both" svg:x="1.335cm" svg:y="1.683cm" svg:width="12.285cm" svg:height="6.776cm">
          <chartooo:coordinate-region svg:x="2.697cm" svg:y="1.882cm" svg:width="10.551cm" svg:height="5.93cm"/>
          <chart:axis chart:dimension="x" chart:name="primary-x" chart:style-name="ch5">
            <chart:title svg:x="6.851cm" svg:y="8.651cm" chart:style-name="ch6">
              <text:p>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6.081cm" chart:style-name="ch7">
              <text:p>Milisecondes</text:p>
            </chart:title>
            <chart:grid chart:style-name="ch8" chart:class="major"/>
          </chart:axis>
          <chart:series chart:style-name="ch9" chart:values-cell-range-address="Feuille1.B7:Feuille1.F7" chart:label-cell-address="Feuille1.B1:Feuille1.B1" chart:class="chart:line">
            <chart:data-point chart:repeated="5"/>
          </chart:series>
          <chart:series chart:style-name="ch10" chart:values-cell-range-address="Feuille1.G7:Feuille1.K7" chart:label-cell-address="Feuille1.G1:Feuille1.G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1500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Liste</text:p>
                <draw:g>
                  <svg:desc>Feuille1.B1:Feuille1.B1</svg:desc>
                </draw:g>
              </table:table-cell>
              <table:table-cell office:value-type="float" office:value="73">
                <text:p>73</text:p>
                <draw:g>
                  <svg:desc>Feuille1.B7:Feuille1.F7</svg:desc>
                </draw:g>
              </table:table-cell>
              <table:table-cell office:value-type="float" office:value="2446">
                <text:p>2446</text:p>
              </table:table-cell>
              <table:table-cell office:value-type="float" office:value="18434">
                <text:p>18434</text:p>
              </table:table-cell>
              <table:table-cell office:value-type="float" office:value="67283">
                <text:p>67283</text:p>
              </table:table-cell>
              <table:table-cell office:value-type="float" office:value="151267">
                <text:p>151267</text:p>
              </table:table-cell>
            </table:table-row>
            <table:table-row>
              <table:table-cell office:value-type="string">
                <text:p>Matrice</text:p>
                <draw:g>
                  <svg:desc>Feuille1.G1:Feuille1.G1</svg:desc>
                </draw:g>
              </table:table-cell>
              <table:table-cell office:value-type="float" office:value="82">
                <text:p>82</text:p>
                <draw:g>
                  <svg:desc>Feuille1.G7:Feuille1.K7</svg:desc>
                </draw:g>
              </table:table-cell>
              <table:table-cell office:value-type="float" office:value="2531">
                <text:p>2531</text:p>
              </table:table-cell>
              <table:table-cell office:value-type="float" office:value="19594">
                <text:p>19594</text:p>
              </table:table-cell>
              <table:table-cell office:value-type="float" office:value="67823">
                <text:p>67823</text:p>
              </table:table-cell>
              <table:table-cell office:value-type="float" office:value="160414">
                <text:p>1604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05cm" svg:height="9.631cm" xlink:href=".." xlink:type="simple" chart:class="chart:line" chart:style-name="ch1">
        <chart:title svg:x="7.503cm" svg:y="0.328cm" chart:style-name="ch2">
          <text:p>Simplicité</text:p>
        </chart:title>
        <chart:legend chart:legend-position="end" svg:x="15.158cm" svg:y="4.295cm" chart:style-name="ch3"/>
        <chart:plot-area chart:style-name="ch4" table:cell-range-address="Feuille1.G2:Feuille1.K2 Feuille1.B1:Feuille1.B1 Feuille1.B8:Feuille1.K8 Feuille1.G1:Feuille1.G1" chart:data-source-has-labels="both" svg:x="1.353cm" svg:y="1.683cm" svg:width="13.121cm" svg:height="6.775cm">
          <chartooo:coordinate-region svg:x="2.53cm" svg:y="1.882cm" svg:width="11.572cm" svg:height="5.929cm"/>
          <chart:axis chart:dimension="x" chart:name="primary-x" chart:style-name="ch5">
            <chart:title svg:x="7.287cm" svg:y="8.65cm" chart:style-name="ch6">
              <text:p>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6.08cm" chart:style-name="ch7">
              <text:p>Milisecondes</text:p>
            </chart:title>
            <chart:grid chart:style-name="ch8" chart:class="major"/>
          </chart:axis>
          <chart:series chart:style-name="ch9" chart:values-cell-range-address="Feuille1.B8:Feuille1.F8" chart:label-cell-address="Feuille1.B1:Feuille1.B1" chart:class="chart:line">
            <chart:data-point chart:repeated="5"/>
          </chart:series>
          <chart:series chart:style-name="ch10" chart:values-cell-range-address="Feuille1.G8:Feuille1.K8" chart:label-cell-address="Feuille1.G1:Feuille1.G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1500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Liste</text:p>
                <draw:g>
                  <svg:desc>Feuille1.B1:Feuille1.B1</svg:desc>
                </draw:g>
              </table:table-cell>
              <table:table-cell office:value-type="float" office:value="11">
                <text:p>11</text:p>
                <draw:g>
                  <svg:desc>Feuille1.B8:Feuille1.F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52">
                <text:p>152</text:p>
              </table:table-cell>
              <table:table-cell office:value-type="float" office:value="438">
                <text:p>438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Matrice</text:p>
                <draw:g>
                  <svg:desc>Feuille1.G1:Feuille1.G1</svg:desc>
                </draw:g>
              </table:table-cell>
              <table:table-cell office:value-type="float" office:value="11">
                <text:p>11</text:p>
                <draw:g>
                  <svg:desc>Feuille1.G8:Feuille1.K8</svg:desc>
                </draw:g>
              </table:table-cell>
              <table:table-cell office:value-type="float" office:value="87">
                <text:p>87</text:p>
              </table:table-cell>
              <table:table-cell office:value-type="float" office:value="171">
                <text:p>171</text:p>
              </table:table-cell>
              <table:table-cell office:value-type="float" office:value="1912">
                <text:p>1912</text:p>
              </table:table-cell>
              <table:table-cell office:value-type="float" office:value="10397">
                <text:p>103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15cm" svg:height="9.631cm" xlink:href=".." xlink:type="simple" chart:class="chart:line" chart:style-name="ch1">
        <chart:title svg:x="7.032cm" svg:y="0.328cm" chart:style-name="ch2">
          <text:p>Connexité</text:p>
        </chart:title>
        <chart:legend chart:legend-position="end" svg:x="14.268cm" svg:y="4.295cm" chart:style-name="ch3"/>
        <chart:plot-area chart:style-name="ch4" table:cell-range-address="Feuille1.G2:Feuille1.K2 Feuille1.B1:Feuille1.B1 Feuille1.B9:Feuille1.K9 Feuille1.G1:Feuille1.G1" chart:data-source-has-labels="both" svg:x="1.335cm" svg:y="1.683cm" svg:width="12.285cm" svg:height="6.775cm">
          <chartooo:coordinate-region svg:x="2.327cm" svg:y="1.883cm" svg:width="10.921cm" svg:height="5.928cm"/>
          <chart:axis chart:dimension="x" chart:name="primary-x" chart:style-name="ch5">
            <chart:title svg:x="6.851cm" svg:y="8.65cm" chart:style-name="ch6">
              <text:p>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6.08cm" chart:style-name="ch7">
              <text:p>Milisecondes</text:p>
            </chart:title>
            <chart:grid chart:style-name="ch8" chart:class="major"/>
          </chart:axis>
          <chart:series chart:style-name="ch9" chart:values-cell-range-address="Feuille1.B9:Feuille1.F9" chart:label-cell-address="Feuille1.B1:Feuille1.B1" chart:class="chart:line">
            <chart:data-point chart:repeated="5"/>
          </chart:series>
          <chart:series chart:style-name="ch10" chart:values-cell-range-address="Feuille1.G9:Feuille1.K9" chart:label-cell-address="Feuille1.G1:Feuille1.G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1500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Liste</text:p>
                <draw:g>
                  <svg:desc>Feuille1.B1:Feuille1.B1</svg:desc>
                </draw:g>
              </table:table-cell>
              <table:table-cell office:value-type="float" office:value="7">
                <text:p>7</text:p>
                <draw:g>
                  <svg:desc>Feuille1.B9:Feuille1.F9</svg:desc>
                </draw:g>
              </table:table-cell>
              <table:table-cell office:value-type="float" office:value="74">
                <text:p>74</text:p>
              </table:table-cell>
              <table:table-cell office:value-type="float" office:value="190">
                <text:p>190</text:p>
              </table:table-cell>
              <table:table-cell office:value-type="float" office:value="387">
                <text:p>38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Matrice</text:p>
                <draw:g>
                  <svg:desc>Feuille1.G1:Feuille1.G1</svg:desc>
                </draw:g>
              </table:table-cell>
              <table:table-cell office:value-type="float" office:value="11">
                <text:p>11</text:p>
                <draw:g>
                  <svg:desc>Feuille1.G9:Feuille1.K9</svg:desc>
                </draw:g>
              </table:table-cell>
              <table:table-cell office:value-type="float" office:value="89">
                <text:p>89</text:p>
              </table:table-cell>
              <table:table-cell office:value-type="float" office:value="217">
                <text:p>217</text:p>
              </table:table-cell>
              <table:table-cell office:value-type="float" office:value="403">
                <text:p>403</text:p>
              </table:table-cell>
              <table:table-cell office:value-type="float" office:value="2882">
                <text:p>28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15cm" svg:height="9.631cm" xlink:href=".." xlink:type="simple" chart:class="chart:line" chart:style-name="ch1">
        <chart:title svg:x="6.648cm" svg:y="0.328cm" chart:style-name="ch2">
          <text:p>Prédécesseur</text:p>
        </chart:title>
        <chart:legend chart:legend-position="end" svg:x="14.268cm" svg:y="4.295cm" chart:style-name="ch3"/>
        <chart:plot-area chart:style-name="ch4" table:cell-range-address="Feuille1.G2:Feuille1.K2 Feuille1.B1:Feuille1.B1 Feuille1.B11:Feuille1.K11 Feuille1.G1:Feuille1.G1" chart:data-source-has-labels="both" svg:x="1.335cm" svg:y="1.683cm" svg:width="12.285cm" svg:height="6.775cm">
          <chartooo:coordinate-region svg:x="2.142cm" svg:y="1.882cm" svg:width="11.106cm" svg:height="5.929cm"/>
          <chart:axis chart:dimension="x" chart:name="primary-x" chart:style-name="ch5">
            <chart:title svg:x="6.851cm" svg:y="8.65cm" chart:style-name="ch6">
              <text:p>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6.08cm" chart:style-name="ch7">
              <text:p>Milisecondes</text:p>
            </chart:title>
            <chart:grid chart:style-name="ch8" chart:class="major"/>
          </chart:axis>
          <chart:series chart:style-name="ch9" chart:values-cell-range-address="Feuille1.B11:Feuille1.F11" chart:label-cell-address="Feuille1.B1:Feuille1.B1" chart:class="chart:line">
            <chart:data-point chart:repeated="5"/>
          </chart:series>
          <chart:series chart:style-name="ch10" chart:values-cell-range-address="Feuille1.G11:Feuille1.K11" chart:label-cell-address="Feuille1.G1:Feuille1.G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1500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Liste</text:p>
                <draw:g>
                  <svg:desc>Feuille1.B1:Feuille1.B1</svg:desc>
                </draw:g>
              </table:table-cell>
              <table:table-cell office:value-type="float" office:value="1">
                <text:p>1</text:p>
                <draw:g>
                  <svg:desc>Feuille1.B11:Feuille1.F1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Matrice</text:p>
                <draw:g>
                  <svg:desc>Feuille1.G1:Feuille1.G1</svg:desc>
                </draw:g>
              </table:table-cell>
              <table:table-cell office:value-type="float" office:value="0">
                <text:p>0</text:p>
                <draw:g>
                  <svg:desc>Feuille1.G11:Feuille1.K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